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8000000C559AD01B99D19A3DC.png" manifest:media-type="image/png"/>
  <manifest:file-entry manifest:full-path="Pictures/10000001000000C8000000C597874BAB1E8E1A58.png" manifest:media-type="image/png"/>
  <manifest:file-entry manifest:full-path="Pictures/10000001000000C8000000C572141A2176D516BC.png" manifest:media-type="image/png"/>
  <manifest:file-entry manifest:full-path="Pictures/10000001000000C8000000C577ED3386E7E2A837.png" manifest:media-type="image/png"/>
  <manifest:file-entry manifest:full-path="Pictures/10000001000000C8000000C5AB556C8F16376797.png" manifest:media-type="image/png"/>
  <manifest:file-entry manifest:full-path="Pictures/10000001000000C8000000C5AB0484EED5ECDF29.png" manifest:media-type="image/png"/>
  <manifest:file-entry manifest:full-path="Pictures/10000001000000D8000000CED5945CAE82D25CA6.png" manifest:media-type="image/png"/>
  <manifest:file-entry manifest:full-path="Pictures/10000001000000DC000000E25C6C7322157D2E82.png" manifest:media-type="image/png"/>
  <manifest:file-entry manifest:full-path="Pictures/10000001000000C8000000C5F60B4280E63BB49A.png" manifest:media-type="image/png"/>
  <manifest:file-entry manifest:full-path="Pictures/10000001000000DC000000E2D2BCA490CDD8BBFB.png" manifest:media-type="image/png"/>
  <manifest:file-entry manifest:full-path="Pictures/10000001000000E6000000D998E0C087C33DEA82.png" manifest:media-type="image/png"/>
  <manifest:file-entry manifest:full-path="Pictures/10000001000000DC000000E2E3C61F2E5590A334.png" manifest:media-type="image/png"/>
  <manifest:file-entry manifest:full-path="Pictures/100000010000015F0000015791D51CFF7DBAB790.png" manifest:media-type="image/png"/>
  <manifest:file-entry manifest:full-path="Pictures/10000001000000D8000000CE97015CAEEA8F8F4E.png" manifest:media-type="image/png"/>
  <manifest:file-entry manifest:full-path="Pictures/10000001000000D8000000CE51EB65DF8C28806C.png" manifest:media-type="image/png"/>
  <manifest:file-entry manifest:full-path="Pictures/10000001000000DC000000E28CECAB567BCCA2EC.png" manifest:media-type="image/png"/>
  <manifest:file-entry manifest:full-path="Pictures/100000010000015F0000015730DC24A26A64886D.png" manifest:media-type="image/png"/>
  <manifest:file-entry manifest:full-path="Pictures/10000001000000C8000000C5C192FA3576FBCBE9.png" manifest:media-type="image/png"/>
  <manifest:file-entry manifest:full-path="Pictures/10000001000000D8000000CEA052DDB2A65CC883.png" manifest:media-type="image/png"/>
  <manifest:file-entry manifest:full-path="Pictures/100000010000015F00000157DADC577A6E48100C.png" manifest:media-type="image/png"/>
  <manifest:file-entry manifest:full-path="Pictures/10000001000000D8000000CEEBFD654E43B228F3.png" manifest:media-type="image/png"/>
  <manifest:file-entry manifest:full-path="Pictures/10000001000000D8000000CE8091C50952C68F2F.png" manifest:media-type="image/png"/>
  <manifest:file-entry manifest:full-path="Pictures/10000001000000DC000000E2BDC255470D704EA8.png" manifest:media-type="image/png"/>
  <manifest:file-entry manifest:full-path="Pictures/10000001000000D8000000CE5DF9DC7AF9CAA89C.png" manifest:media-type="image/png"/>
  <manifest:file-entry manifest:full-path="Pictures/100000010000015F000001571C45D167A2054159.png" manifest:media-type="image/png"/>
  <manifest:file-entry manifest:full-path="Pictures/10000001000000C8000000C5EFAA67B052F4FEE8.png" manifest:media-type="image/png"/>
  <manifest:file-entry manifest:full-path="Pictures/10000001000000D8000000CEAADD9870D10CE53E.png" manifest:media-type="image/png"/>
  <manifest:file-entry manifest:full-path="Pictures/10000001000000D8000000CEFA5DFCEC3CFE9E18.png" manifest:media-type="image/png"/>
  <manifest:file-entry manifest:full-path="Pictures/10000001000000C8000000C5B57478202FD88877.png" manifest:media-type="image/png"/>
  <manifest:file-entry manifest:full-path="Pictures/10000001000000C8000000C5A689ED94C307C6A0.png" manifest:media-type="image/png"/>
  <manifest:file-entry manifest:full-path="Pictures/10000001000000C8000000C5754A8C5CF4C4481D.png" manifest:media-type="image/png"/>
  <manifest:file-entry manifest:full-path="Pictures/10000001000000C8000000C53E2B3D343C4D1541.png" manifest:media-type="image/png"/>
  <manifest:file-entry manifest:full-path="Pictures/10000001000000C8000000C5730A7A938F2448F6.png" manifest:media-type="image/png"/>
  <manifest:file-entry manifest:full-path="Pictures/1000000100000161000001603C9D38B7A329BAFA.png" manifest:media-type="image/png"/>
  <manifest:file-entry manifest:full-path="Pictures/10000001000000C8000000C5CA9BD8D8D073F9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25in" fo:margin-right="0in" fo:text-indent="0in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-0.25in" fo:margin-right="0in" fo:text-indent="0in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-0.25in" fo:margin-right="0in" fo:text-indent="0in" style:auto-text-indent="false" fo:background-color="transparent"/>
    </style:style>
    <style:style style:name="T1" style:family="text">
      <style:text-properties officeooo:rsid="001a56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0.0917in" svg:y="0.2083in" svg:width="1.3429in" svg:height="1.339in" draw:z-index="0"><draw:image xlink:href="Pictures/1000000100000161000001603C9D38B7A329BAFA.png" xlink:type="simple" xlink:show="embed" xlink:actuate="onLoad" draw:mime-type="image/png"/></draw:frame><draw:frame draw:style-name="fr1" draw:name="Image1" text:anchor-type="char" svg:x="1.5272in" svg:y="0.2398in" svg:width="1.3807in" svg:height="1.3492in" draw:z-index="1"><draw:image xlink:href="Pictures/100000010000015F00000157DADC577A6E48100C.png" xlink:type="simple" xlink:show="embed" xlink:actuate="onLoad" draw:mime-type="image/png"/></draw:frame><draw:frame draw:style-name="fr1" draw:name="Image3" text:anchor-type="char" svg:x="2.998in" svg:y="0.2811in" svg:width="1.3228in" svg:height="1.2929in" draw:z-index="2"><draw:image xlink:href="Pictures/100000010000015F000001571C45D167A2054159.png" xlink:type="simple" xlink:show="embed" xlink:actuate="onLoad" draw:mime-type="image/png"/></draw:frame><draw:frame draw:style-name="fr1" draw:name="Image4" text:anchor-type="char" svg:x="4.4146in" svg:y="0.3228in" svg:width="1.3063in" svg:height="1.2764in" draw:z-index="3"><draw:image xlink:href="Pictures/100000010000015F0000015730DC24A26A64886D.png" xlink:type="simple" xlink:show="embed" xlink:actuate="onLoad" draw:mime-type="image/png"/></draw:frame><draw:frame draw:style-name="fr1" draw:name="Image5" text:anchor-type="char" svg:x="5.7945in" svg:y="0.3126in" svg:width="1.272in" svg:height="1.2429in" draw:z-index="4"><draw:image xlink:href="Pictures/100000010000015F0000015791D51CFF7DBAB790.png" xlink:type="simple" xlink:show="embed" xlink:actuate="onLoad" draw:mime-type="image/png"/></draw:frame><text:tab/><text:span text:style-name="T1">FAMILIAS DE PLACTON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x="0.2138in" svg:y="0.1043in" svg:width="1.0898in" svg:height="1.1201in" draw:z-index="5"><draw:image xlink:href="Pictures/10000001000000DC000000E2E3C61F2E5590A334.png" xlink:type="simple" xlink:show="embed" xlink:actuate="onLoad" draw:mime-type="image/png"/></draw:frame><draw:frame draw:style-name="fr1" draw:name="Image7" text:anchor-type="char" svg:x="1.3161in" svg:y="0.148in" svg:width="1.048in" svg:height="1.0764in" draw:z-index="6"><draw:image xlink:href="Pictures/10000001000000DC000000E2BDC255470D704EA8.png" xlink:type="simple" xlink:show="embed" xlink:actuate="onLoad" draw:mime-type="image/png"/></draw:frame><draw:frame draw:style-name="fr1" draw:name="Image10" text:anchor-type="char" svg:x="2.3626in" svg:y="0.1583in" svg:width="1.0791in" svg:height="1.1091in" draw:z-index="9"><draw:image xlink:href="Pictures/10000001000000DC000000E28CECAB567BCCA2EC.png" xlink:type="simple" xlink:show="embed" xlink:actuate="onLoad" draw:mime-type="image/png"/></draw:frame><draw:frame draw:style-name="fr1" draw:name="Image8" text:anchor-type="char" svg:x="3.6043in" svg:y="0.1846in" svg:width="1.0665in" svg:height="1.0957in" draw:z-index="7"><draw:image xlink:href="Pictures/10000001000000DC000000E2D2BCA490CDD8BBFB.png" xlink:type="simple" xlink:show="embed" xlink:actuate="onLoad" draw:mime-type="image/png"/></draw:frame><draw:frame draw:style-name="fr1" draw:name="Image9" text:anchor-type="char" svg:x="4.7846in" svg:y="0.1638in" svg:width="1.0839in" svg:height="1.1138in" draw:z-index="8"><draw:image xlink:href="Pictures/10000001000000DC000000E25C6C7322157D2E82.png" xlink:type="simple" xlink:show="embed" xlink:actuate="onLoad" draw:mime-type="image/png"/></draw:frame><draw:frame draw:style-name="fr1" draw:name="Image11" text:anchor-type="char" svg:x="5.9898in" svg:y="0.1791in" svg:width="1.1528in" svg:height="1.0866in" draw:z-index="10"><draw:image xlink:href="Pictures/10000001000000E6000000D998E0C087C33DEA8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2" text:anchor-type="char" svg:x="0.2429in" svg:y="0.1772in" svg:width="1.0354in" svg:height="0.9874in" draw:z-index="11"><draw:image xlink:href="Pictures/10000001000000D8000000CED5945CAE82D25CA6.png" xlink:type="simple" xlink:show="embed" xlink:actuate="onLoad" draw:mime-type="image/png"/></draw:frame><draw:frame draw:style-name="fr1" draw:name="Image15" text:anchor-type="char" svg:x="2.4665in" svg:y="0.1665in" svg:width="1.0874in" svg:height="1.0374in" draw:z-index="14"><draw:image xlink:href="Pictures/10000001000000D8000000CEA052DDB2A65CC883.png" xlink:type="simple" xlink:show="embed" xlink:actuate="onLoad" draw:mime-type="image/png"/></draw:frame><draw:frame draw:style-name="fr1" draw:name="Image14" text:anchor-type="char" svg:x="3.6126in" svg:y="0.1602in" svg:width="1.1083in" svg:height="1.0571in" draw:z-index="13"><draw:image xlink:href="Pictures/10000001000000D8000000CEEBFD654E43B228F3.png" xlink:type="simple" xlink:show="embed" xlink:actuate="onLoad" draw:mime-type="image/png"/></draw:frame><draw:frame draw:style-name="fr1" draw:name="Image16" text:anchor-type="char" svg:x="4.7846in" svg:y="0.152in" svg:width="1.098in" svg:height="1.0472in" draw:z-index="15"><draw:image xlink:href="Pictures/10000001000000D8000000CE51EB65DF8C28806C.png" xlink:type="simple" xlink:show="embed" xlink:actuate="onLoad" draw:mime-type="image/png"/></draw:frame><draw:frame draw:style-name="fr1" draw:name="Image17" text:anchor-type="char" svg:x="5.9874in" svg:y="0.1457in" svg:width="1.1083in" svg:height="1.0571in" draw:z-index="16"><draw:image xlink:href="Pictures/10000001000000D8000000CE8091C50952C68F2F.png" xlink:type="simple" xlink:show="embed" xlink:actuate="onLoad" draw:mime-type="image/png"/></draw:frame></text:p>
      <text:p text:style-name="P2"><draw:frame draw:style-name="fr1" draw:name="Image13" text:anchor-type="char" svg:x="1.3807in" svg:y="0.002in" svg:width="1.0063in" svg:height="0.9598in" draw:z-index="12"><draw:image xlink:href="Pictures/10000001000000D8000000CEAADD9870D10CE53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8" text:anchor-type="char" svg:x="0.2165in" svg:y="0.1165in" svg:width="1.0673in" svg:height="1.0181in" draw:z-index="17"><draw:image xlink:href="Pictures/10000001000000D8000000CEFA5DFCEC3CFE9E18.png" xlink:type="simple" xlink:show="embed" xlink:actuate="onLoad" draw:mime-type="image/png"/></draw:frame><draw:frame draw:style-name="fr1" draw:name="Image19" text:anchor-type="char" svg:x="1.3846in" svg:y="0.1374in" svg:width="1.002in" svg:height="0.9555in" draw:z-index="18"><draw:image xlink:href="Pictures/10000001000000D8000000CE5DF9DC7AF9CAA89C.png" xlink:type="simple" xlink:show="embed" xlink:actuate="onLoad" draw:mime-type="image/png"/></draw:frame><draw:frame draw:style-name="fr1" draw:name="Image20" text:anchor-type="char" svg:x="2.4929in" svg:y="0.148in" svg:width="1.0772in" svg:height="1.0272in" draw:z-index="19"><draw:image xlink:href="Pictures/10000001000000D8000000CE97015CAEEA8F8F4E.png" xlink:type="simple" xlink:show="embed" xlink:actuate="onLoad" draw:mime-type="image/png"/></draw:frame><draw:frame draw:style-name="fr1" draw:name="Image21" text:anchor-type="char" svg:x="3.6807in" svg:y="0.1689in" svg:width="0.9937in" svg:height="0.9791in" draw:z-index="20"><draw:image xlink:href="Pictures/10000001000000C8000000C5B57478202FD88877.png" xlink:type="simple" xlink:show="embed" xlink:actuate="onLoad" draw:mime-type="image/png"/></draw:frame><draw:frame draw:style-name="fr1" draw:name="Image23" text:anchor-type="char" svg:x="4.7854in" svg:y="0.1689in" svg:width="1.0756in" svg:height="1.0598in" draw:z-index="21"><draw:image xlink:href="Pictures/10000001000000C8000000C5A689ED94C307C6A0.png" xlink:type="simple" xlink:show="embed" xlink:actuate="onLoad" draw:mime-type="image/png"/></draw:frame></text:p>
      <text:p text:style-name="P2"><draw:frame draw:style-name="fr1" draw:name="Image22" text:anchor-type="char" svg:x="5.972in" svg:y="0.0083in" svg:width="0.9937in" svg:height="0.9791in" draw:z-index="22"><draw:image xlink:href="Pictures/10000001000000C8000000C5EFAA67B052F4FE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24" text:anchor-type="char" svg:x="0.1972in" svg:y="0.1398in" svg:width="1.0228in" svg:height="1.0075in" draw:z-index="23"><draw:image xlink:href="Pictures/10000001000000C8000000C53E2B3D343C4D1541.png" xlink:type="simple" xlink:show="embed" xlink:actuate="onLoad" draw:mime-type="image/png"/></draw:frame><draw:frame draw:style-name="fr1" draw:name="Image25" text:anchor-type="char" svg:x="1.3484in" svg:y="0.15in" svg:width="0.9909in" svg:height="0.9764in" draw:z-index="24"><draw:image xlink:href="Pictures/10000001000000C8000000C5AB0484EED5ECDF29.png" xlink:type="simple" xlink:show="embed" xlink:actuate="onLoad" draw:mime-type="image/png"/></draw:frame><draw:frame draw:style-name="fr1" draw:name="Image26" text:anchor-type="char" svg:x="3.6146in" svg:y="0.1398in" svg:width="1.0228in" svg:height="1.0075in" draw:z-index="25"><draw:image xlink:href="Pictures/10000001000000C8000000C5754A8C5CF4C4481D.png" xlink:type="simple" xlink:show="embed" xlink:actuate="onLoad" draw:mime-type="image/png"/></draw:frame><draw:frame draw:style-name="fr1" draw:name="Image27" text:anchor-type="char" svg:x="2.4409in" svg:y="0.1291in" svg:width="1.0354in" svg:height="1.0201in" draw:z-index="26"><draw:image xlink:href="Pictures/10000001000000C8000000C5730A7A938F2448F6.png" xlink:type="simple" xlink:show="embed" xlink:actuate="onLoad" draw:mime-type="image/png"/></draw:frame><draw:frame draw:style-name="fr1" draw:name="Image28" text:anchor-type="char" svg:x="4.7118in" svg:y="0.098in" svg:width="1.098in" svg:height="1.0811in" draw:z-index="27"><draw:image xlink:href="Pictures/10000001000000C8000000C5CA9BD8D8D073F994.png" xlink:type="simple" xlink:show="embed" xlink:actuate="onLoad" draw:mime-type="image/png"/></draw:frame><draw:frame draw:style-name="fr1" draw:name="Image29" text:anchor-type="char" svg:x="5.8819in" svg:y="0.15in" svg:width="1.0075in" svg:height="0.9925in" draw:z-index="28"><draw:image xlink:href="Pictures/10000001000000C8000000C5C192FA3576FBCBE9.png" xlink:type="simple" xlink:show="embed" xlink:actuate="onLoad" draw:mime-type="image/png"/></draw:frame></text:p>
      <text:p text:style-name="P2"><draw:frame draw:style-name="fr1" draw:name="Image30" text:anchor-type="char" svg:x="0.1945in" svg:y="1.1252in" svg:width="1.0075in" svg:height="0.9925in" draw:z-index="29"><draw:image xlink:href="Pictures/10000001000000C8000000C5F60B4280E63BB49A.png" xlink:type="simple" xlink:show="embed" xlink:actuate="onLoad" draw:mime-type="image/png"/></draw:frame><draw:frame draw:style-name="fr1" draw:name="Image31" text:anchor-type="char" svg:x="1.3402in" svg:y="1.1252in" svg:width="1.0075in" svg:height="0.9925in" draw:z-index="30"><draw:image xlink:href="Pictures/10000001000000C8000000C5AB556C8F16376797.png" xlink:type="simple" xlink:show="embed" xlink:actuate="onLoad" draw:mime-type="image/png"/></draw:frame><draw:frame draw:style-name="fr1" draw:name="Image32" text:anchor-type="char" svg:x="3.552in" svg:y="1.0417in" svg:width="1.0764in" svg:height="1.0598in" draw:z-index="31"><draw:image xlink:href="Pictures/10000001000000C8000000C572141A2176D516BC.png" xlink:type="simple" xlink:show="embed" xlink:actuate="onLoad" draw:mime-type="image/png"/></draw:frame><draw:frame draw:style-name="fr1" draw:name="Image33" text:anchor-type="char" svg:x="2.472in" svg:y="1.1354in" svg:width="0.972in" svg:height="0.9575in" draw:z-index="32"><draw:image xlink:href="Pictures/10000001000000C8000000C559AD01B99D19A3DC.png" xlink:type="simple" xlink:show="embed" xlink:actuate="onLoad" draw:mime-type="image/png"/></draw:frame><draw:frame draw:style-name="fr1" draw:name="Image34" text:anchor-type="char" svg:x="4.7429in" svg:y="1.1457in" svg:width="0.972in" svg:height="0.9575in" draw:z-index="33"><draw:image xlink:href="Pictures/10000001000000C8000000C597874BAB1E8E1A58.png" xlink:type="simple" xlink:show="embed" xlink:actuate="onLoad" draw:mime-type="image/png"/></draw:frame><draw:frame draw:style-name="fr1" draw:name="Image35" text:anchor-type="char" svg:x="5.8898in" svg:y="1.1252in" svg:width="1.0335in" svg:height="1.0181in" draw:z-index="34"><draw:image xlink:href="Pictures/10000001000000C8000000C577ED3386E7E2A8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689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5:20:35.560629477</meta:creation-date>
    <dc:date>2024-10-05T17:34:19.703625523</dc:date>
    <meta:editing-duration>PT36M58S</meta:editing-duration>
    <meta:editing-cycles>3</meta:editing-cycles>
    <meta:generator>LibreOffice/7.3.7.2$Linux_X86_64 LibreOffice_project/30$Build-2</meta:generator>
    <meta:document-statistic meta:table-count="0" meta:image-count="35" meta:object-count="0" meta:page-count="1" meta:paragraph-count="1" meta:word-count="3" meta:character-count="20" meta:non-whitespace-character-count="17"/>
  </office:meta>
</office:document-meta>
</file>